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b4338"/>
    </style:style>
    <style:style style:name="P2" style:family="paragraph" style:parent-style-name="Heading_20_2">
      <style:text-properties officeooo:rsid="001b4338" officeooo:paragraph-rsid="001b4338"/>
    </style:style>
    <style:style style:name="P3" style:family="paragraph" style:parent-style-name="Heading_20_2">
      <style:text-properties officeooo:paragraph-rsid="001e6b11"/>
    </style:style>
    <style:style style:name="P4" style:family="paragraph" style:parent-style-name="Heading_20_2">
      <style:text-properties officeooo:rsid="001e6b11" officeooo:paragraph-rsid="001e6b11"/>
    </style:style>
    <style:style style:name="P5" style:family="paragraph" style:parent-style-name="Heading_20_4">
      <style:text-properties officeooo:rsid="00227dde" officeooo:paragraph-rsid="00227dde"/>
    </style:style>
    <style:style style:name="P6" style:family="paragraph" style:parent-style-name="Text_20_body">
      <style:text-properties officeooo:rsid="001ad801" officeooo:paragraph-rsid="001b4338"/>
    </style:style>
    <style:style style:name="P7" style:family="paragraph" style:parent-style-name="Text_20_body">
      <style:text-properties officeooo:rsid="001b39d7" officeooo:paragraph-rsid="001b4338"/>
    </style:style>
    <style:style style:name="P8" style:family="paragraph" style:parent-style-name="Text_20_body" style:list-style-name="L2">
      <style:text-properties officeooo:paragraph-rsid="001e2c2d"/>
    </style:style>
    <style:style style:name="P9" style:family="paragraph" style:parent-style-name="Text_20_body">
      <style:text-properties officeooo:rsid="001ede6f" officeooo:paragraph-rsid="001ede6f"/>
    </style:style>
    <style:style style:name="P10" style:family="paragraph" style:parent-style-name="Text_20_body">
      <style:text-properties officeooo:rsid="001fae6b" officeooo:paragraph-rsid="001fae6b"/>
    </style:style>
    <style:style style:name="P11" style:family="paragraph" style:parent-style-name="Text_20_body">
      <style:text-properties officeooo:rsid="00210b46" officeooo:paragraph-rsid="00210b46"/>
    </style:style>
    <style:style style:name="P12" style:family="paragraph" style:parent-style-name="Text_20_body">
      <style:text-properties officeooo:rsid="00227dde" officeooo:paragraph-rsid="00227dde"/>
    </style:style>
    <style:style style:name="T1" style:family="text">
      <style:text-properties officeooo:rsid="001a0506"/>
    </style:style>
    <style:style style:name="T2" style:family="text">
      <style:text-properties officeooo:rsid="001b39d7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1b7955"/>
    </style:style>
    <style:style style:name="T5" style:family="text">
      <style:text-properties style:font-name="Liberation Serif" officeooo:rsid="001cefce"/>
    </style:style>
    <style:style style:name="T6" style:family="text">
      <style:text-properties style:font-name="Liberation Serif" officeooo:rsid="001e2c2d"/>
    </style:style>
    <style:style style:name="T7" style:family="text">
      <style:text-properties style:font-name="Liberation Serif" officeooo:rsid="001e6b11"/>
    </style:style>
    <style:style style:name="T8" style:family="text">
      <style:text-properties style:font-name="Liberation Serif" officeooo:rsid="001ede6f"/>
    </style:style>
    <style:style style:name="T9" style:family="text">
      <style:text-properties style:font-name="Liberation Serif" officeooo:rsid="001fae6b"/>
    </style:style>
    <style:style style:name="T10" style:family="text">
      <style:text-properties style:font-name="Liberation Mono"/>
    </style:style>
    <style:style style:name="T11" style:family="text">
      <style:text-properties style:font-name="Liberation Mono" officeooo:rsid="001b7955"/>
    </style:style>
    <style:style style:name="T12" style:family="text">
      <style:text-properties style:font-name="Liberation Mono" officeooo:rsid="001e2c2d"/>
    </style:style>
    <style:style style:name="T13" style:family="text">
      <style:text-properties officeooo:rsid="001b4338"/>
    </style:style>
    <style:style style:name="T14" style:family="text">
      <style:text-properties officeooo:rsid="00210b46"/>
    </style:style>
    <style:style style:name="T15" style:family="text">
      <style:text-properties officeooo:rsid="00227dde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Kd-tree – dokumentacja</text:p>
      <text:h text:style-name="P1" text:outline-level="1"><text:bookmark-start text:name="__RefNumPara__6_1746858758"/><text:span text:style-name="T1">Część techniczna </text:span><text:bookmark-end text:name="__RefNumPara__6_1746858758"/></text:h>
      <text:h text:style-name="P2" text:outline-level="2"><text:bookmark-start text:name="__RefNumPara__4_1746858758"/>Wymagania<text:bookmark-end text:name="__RefNumPara__4_1746858758"/></text:h>
      <text:p text:style-name="P6">Program do działania wymaga Jupyter Notebook’a (Python 3.9), biblioteki numpy w</text:p>
      <text:p text:style-name="P6">wersji 1.20.1 <text:span text:style-name="T2">oraz biblioteki matplotlib</text:span>.</text:p>
      <text:p text:style-name="P7">Wszystkie zależności zostały zapisane w pliku env.yaml tak więc w praktyce wystarczy wykonać komendę <text:span text:style-name="T10">”conda env create --force -f env.yml”</text:span> która utworzy nowe środowisko na podstawie pliku, a następnie je aktywować za pomocą komendy <text:span text:style-name="T10">„</text:span><text:span text:style-name="Source_20_Text"><text:span text:style-name="T10">conda activate trees-project”.</text:span></text:span></text:p>
      <text:h text:style-name="P3" text:outline-level="2"><text:span text:style-name="T13">Opis głównych modułów</text:span></text:h>
      <text:list xml:id="list2461565241" text:style-name="L2">
        <text:list-item>
          <text:p text:style-name="P8"><text:span text:style-name="T11">kd_tree.py </text:span><text:span text:style-name="T4">– moduł zawierający implementację kd-drzewa</text:span></text:p>
        </text:list-item>
        <text:list-item>
          <text:p text:style-name="P8"><text:span text:style-name="T11">visualizers.py </text:span><text:span text:style-name="T4">– moduł zawierający implementację </text:span><text:span text:style-name="T5">klas wizualizujących operacje na drzewach</text:span></text:p>
        </text:list-item>
        <text:list-item>
          <text:p text:style-name="P8"><text:span text:style-name="T11">visualiz</text:span><text:span text:style-name="T12">ation</text:span><text:span text:style-name="T11">.</text:span><text:span text:style-name="T12">ipynb</text:span><text:span text:style-name="T11"> </text:span><text:span text:style-name="T4">– </text:span><text:span text:style-name="T6">dokument Jupyter Notebook’a stanowiący interfejs użytkownika</text:span></text:p>
        </text:list-item>
      </text:list>
      <text:h text:style-name="P4" text:outline-level="2"><text:span text:style-name="T3">Opis programu </text:span><text:span text:style-name="T8">i i jego użytkowania</text:span></text:h>
      <text:p text:style-name="P9"><text:span text:style-name="T3">Aby uruchomić program należy wykonać kroki z sekcji </text:span><text:span text:style-name="T3"><text:bookmark-ref text:reference-format="number" text:ref-name="__RefNumPara__4_1746858758">1.1</text:bookmark-ref></text:span><text:span text:style-name="T3"><text:s/></text:span><text:span text:style-name="T3"><text:bookmark-ref text:reference-format="text" text:ref-name="__RefNumPara__4_1746858758">Wymagania</text:bookmark-ref></text:span><text:span text:style-name="T3">, a następnie otworzyć za pomocą Jupyter Notebook’a plik </text:span><text:span text:style-name="T11">visualiz</text:span><text:span text:style-name="T12">ation</text:span><text:span text:style-name="T11">.</text:span><text:span text:style-name="T12">ipynb</text:span><text:span text:style-name="T6">. </text:span><text:span text:style-name="T9">Można w nim zadawać punkty na płaszczyźnie i uruchamiać przeszukiwanie tej płaszczyzny za pomocą zaimplementowanych drzew.</text:span></text:p>
      <text:h text:style-name="Heading_20_4" text:outline-level="4">Kd-tree</text:h>
      <text:p text:style-name="P10">Implementacja opiera się na informacjach podanych na wykładzie. Wartość podziału <text:span text:style-name="T14">podczas budowania drzewa </text:span>obliczana jest jako <draw:frame draw:style-name="fr1" draw:name="Object1" text:anchor-type="as-char" svg:y="-0.713cm" svg:width="3.75cm" svg:height="1.092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4">gdzie </text:span><text:span text:style-name="T14"><draw:frame draw:style-name="fr1" draw:name="Object2" text:anchor-type="as-char" svg:y="-0.377cm" svg:width="0.422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4">to liczba punktów w aktualnie rozpatrywanym obszarze, a </text:span><text:span text:style-name="T14"><draw:frame draw:style-name="fr1" draw:name="Object3" text:anchor-type="as-char" svg:y="-0.377cm" svg:width="0.499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4">to rozpatrywana na aktualnym poziomie rekurencji współrzędna </text:span><text:span text:style-name="T14"><draw:frame draw:style-name="fr1" draw:name="Object4" text:anchor-type="as-char" svg:y="-0.377cm" svg:width="1.418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4">punktu w posortowanej (po odpowiedniej współrzędnej) tablicy tych punktów. </text:span></text:p>
      <text:p text:style-name="P12">Informacja o wartości współrzędnej podziału zapisywana jest z węźle drzewa.</text:p>
      <text:p text:style-name="P11">Następnie punkty dzielone są na te których współrzędna <draw:frame draw:style-name="fr1" draw:name="Object5" text:anchor-type="as-char" svg:y="-0.377cm" svg:width="0.423cm" svg:height="0.467cm" draw:z-index="4"><draw:object xlink:href="./Object 5" xlink:type="simple" xlink:show="embed" xlink:actuate="onLoad"/><draw:image xlink:href="./ObjectReplacements/Object 5" xlink:type="simple" xlink:show="embed" xlink:actuate="onLoad"/></draw:frame>jest <draw:frame draw:style-name="fr1" draw:name="Object6" text:anchor-type="as-char" svg:y="-0.377cm" svg:width="1.633cm" svg:height="0.531cm" draw:z-index="5"><draw:object xlink:href="./Object 6" xlink:type="simple" xlink:show="embed" xlink:actuate="onLoad"/><draw:image xlink:href="./ObjectReplacements/Object 6" xlink:type="simple" xlink:show="embed" xlink:actuate="onLoad"/></draw:frame>i resztę. <text:span text:style-name="T15">Te grupy punktów są przekazywane na niższy poziom rekurencji.</text:span></text:p>
      <text:p text:style-name="P12"><text:soft-page-break/>Wyszukiwanie punktów w kd-drzewie jest wierną implementacją pseudokodu pokazanego na wykładzie. </text:p>
      <text:p text:style-name="P12"/>
      <text:h text:style-name="P5" text:outline-level="4">Quadtree</text:h>
      <text:p text:style-name="P12">adfasdf</text:p>
      <text:h text:style-name="P3" text:outline-level="2"><text:span text:style-name="T7">f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5T11:49:30.946707062</meta:creation-date>
    <dc:date>2022-01-05T13:45:55.974410054</dc:date>
    <meta:editing-duration>PT19M32S</meta:editing-duration>
    <meta:editing-cycles>4</meta:editing-cycles>
    <meta:generator>LibreOffice/7.2.4.1$Linux_X86_64 LibreOffice_project/20$Build-1</meta:generator>
    <meta:document-statistic meta:table-count="0" meta:image-count="0" meta:object-count="6" meta:page-count="2" meta:paragraph-count="20" meta:word-count="218" meta:character-count="1643" meta:non-whitespace-character-count="1447"/>
  </office:meta>
</office:document-meta>
</file>

<file path=Object 1/content.xml><?xml version="1.0" encoding="utf-8"?>
<math xmlns="http://www.w3.org/1998/Math/MathML" display="block">
  <semantics>
    <mrow>
      <msub>
        <mi>v</mi>
        <mi mathvariant="italic">split</mi>
      </msub>
      <mrow>
        <mspace width="0.5em"/>
        <mo stretchy="false">=</mo>
        <mspace width="0.5em"/>
      </mrow>
      <mfrac>
        <mrow>
          <msub>
            <mi>v</mi>
            <mrow>
              <mrow>
                <mo fence="true" form="prefix" stretchy="true">⌊</mo>
                <mrow>
                  <mrow>
                    <mi>n</mi>
                    <mo stretchy="false">÷</mo>
                    <mn>2</mn>
                  </mrow>
                </mrow>
                <mo fence="true" form="postfix" stretchy="true">⌋</mo>
              </mrow>
              <mo stretchy="false">−</mo>
              <mn>1</mn>
            </mrow>
          </msub>
          <mo stretchy="false">+</mo>
          <msub>
            <mi>v</mi>
            <mrow>
              <mo fence="true" form="prefix" stretchy="true">⌊</mo>
              <mrow>
                <mrow>
                  <mi>n</mi>
                  <mo stretchy="false">÷</mo>
                  <mn>2</mn>
                </mrow>
              </mrow>
              <mo fence="true" form="postfix" stretchy="true">⌋</mo>
            </mrow>
          </msub>
        </mrow>
        <mn>2</mn>
      </mfrac>
    </mrow>
    <annotation encoding="StarMath 5.0">v_{split} `=` { v_{ left lfloor {n div  2} right rfloor - 1} + v_{ left lfloor { n div 2 } right rfloor  } } over { 2 }</annotation>
  </semantics>
</math>
</file>

<file path=Object 2/content.xml><?xml version="1.0" encoding="utf-8"?>
<math xmlns="http://www.w3.org/1998/Math/MathML" display="block">
  <semantics>
    <mi>n</mi>
    <annotation encoding="StarMath 5.0">n</annotation>
  </semantics>
</math>
</file>

<file path=Object 3/content.xml><?xml version="1.0" encoding="utf-8"?>
<math xmlns="http://www.w3.org/1998/Math/MathML" display="block">
  <semantics>
    <msub>
      <mi>v</mi>
      <mi>i</mi>
    </msub>
    <annotation encoding="StarMath 5.0">v_i</annotation>
  </semantics>
</math>
</file>

<file path=Object 4/content.xml><?xml version="1.0" encoding="utf-8"?>
<math xmlns="http://www.w3.org/1998/Math/MathML" display="block">
  <semantics>
    <mrow>
      <mi>i</mi>
      <mo stretchy="false">−</mo>
      <mi mathvariant="italic">tego</mi>
    </mrow>
    <annotation encoding="StarMath 5.0">i-tego</annotation>
  </semantics>
</math>
</file>

<file path=Object 5/content.xml><?xml version="1.0" encoding="utf-8"?>
<math xmlns="http://www.w3.org/1998/Math/MathML" display="block">
  <semantics>
    <mi>v</mi>
    <annotation encoding="StarMath 5.0">v</annotation>
  </semantics>
</math>
</file>

<file path=Object 6/content.xml><?xml version="1.0" encoding="utf-8"?>
<math xmlns="http://www.w3.org/1998/Math/MathML" display="block">
  <semantics>
    <mrow>
      <mi>v</mi>
      <mrow>
        <mspace width="0.5em"/>
        <mo stretchy="false">≤</mo>
        <mspace width="0.5em"/>
      </mrow>
      <msub>
        <mi>v</mi>
        <mi mathvariant="italic">split</mi>
      </msub>
    </mrow>
    <annotation encoding="StarMath 5.0">v `&lt;=` v_{ split }</annotation>
  </semantics>
</math>
</file>